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style:text-properties officeooo:paragraph-rsid="001109a4"/>
    </style:style>
    <style:style style:name="P4" style:family="paragraph" style:parent-style-name="normal">
      <style:paragraph-properties fo:margin-top="0in" fo:margin-bottom="0in" loext:contextual-spacing="false" fo:line-height="100%"/>
      <style:text-properties fo:font-size="10pt" officeooo:paragraph-rsid="001ac810" style:font-size-asian="10pt" style:font-size-complex="10pt"/>
    </style:style>
    <style:style style:name="P5" style:family="paragraph" style:parent-style-name="normal">
      <style:paragraph-properties fo:margin-top="0in" fo:margin-bottom="0in" loext:contextual-spacing="false" fo:line-height="100%"/>
      <style:text-properties fo:font-size="10pt" officeooo:paragraph-rsid="00246975" style:font-size-asian="10pt" style:font-size-complex="10pt"/>
    </style:style>
    <style:style style:name="P6" style:family="paragraph" style:parent-style-name="normal">
      <style:paragraph-properties fo:margin-top="0in" fo:margin-bottom="0in" loext:contextual-spacing="false" fo:line-height="100%"/>
      <style:text-properties fo:font-size="10pt" officeooo:paragraph-rsid="0026dbff" style:font-size-asian="10pt" style:font-size-complex="10pt"/>
    </style:style>
    <style:style style:name="P7" style:family="paragraph" style:parent-style-name="normal">
      <style:paragraph-properties fo:margin-top="0in" fo:margin-bottom="0in" loext:contextual-spacing="false"/>
      <style:text-properties style:font-name="Times New Roman" fo:font-size="11pt" fo:font-weight="bold" style:font-name-asian="Times New Roman1" style:font-size-asian="11pt" style:font-weight-asian="bold" style:font-name-complex="Times New Roman1" style:font-size-complex="11pt"/>
    </style:style>
    <style:style style:name="P8" style:family="paragraph" style:parent-style-name="normal">
      <style:paragraph-properties fo:margin-top="0in" fo:margin-bottom="0in"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9" style:family="paragraph" style:parent-style-name="normal">
      <style:paragraph-properties fo:margin-top="0in" fo:margin-bottom="0in" loext:contextual-spacing="false" fo:line-height="100%"/>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10" style:family="paragraph" style:parent-style-name="normal">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1" style:family="paragraph" style:parent-style-name="normal">
      <style:paragraph-properties fo:margin-top="0in" fo:margin-bottom="0in" loext:contextual-spacing="false" fo:line-height="100%"/>
      <style:text-properties style:font-name="Times New Roman" fo:font-size="10pt" officeooo:paragraph-rsid="000fc3a0" style:font-name-asian="Times New Roman1" style:font-size-asian="10pt" style:font-name-complex="Times New Roman1" style:font-size-complex="10pt"/>
    </style:style>
    <style:style style:name="P12" style:family="paragraph" style:parent-style-name="normal">
      <style:paragraph-properties fo:margin-top="0in" fo:margin-bottom="0in" loext:contextual-spacing="false" fo:line-height="100%"/>
      <style:text-properties style:font-name="Times New Roman" fo:font-size="10pt" officeooo:rsid="001cd417" officeooo:paragraph-rsid="002ce369" style:font-name-asian="Times New Roman1" style:font-size-asian="10pt" style:font-name-complex="Times New Roman1" style:font-size-complex="10pt"/>
    </style:style>
    <style:style style:name="P13" style:family="paragraph" style:parent-style-name="normal">
      <style:paragraph-properties fo:margin-top="0in" fo:margin-bottom="0in" loext:contextual-spacing="false" fo:line-height="100%"/>
      <style:text-properties style:font-name="Times New Roman" fo:font-size="10pt" officeooo:paragraph-rsid="001109a4" style:font-name-asian="Times New Roman1" style:font-size-asian="10pt" style:font-name-complex="Times New Roman1"/>
    </style:style>
    <style:style style:name="P14" style:family="paragraph" style:parent-style-name="normal">
      <style:paragraph-properties fo:margin-left="0.5in" fo:margin-right="0in" fo:margin-top="0in" fo:margin-bottom="0in" loext:contextual-spacing="false" fo:line-height="100%" fo:text-indent="0in" style:auto-text-indent="false"/>
      <style:text-properties officeooo:paragraph-rsid="000fc3a0"/>
    </style:style>
    <style:style style:name="P15" style:family="paragraph" style:parent-style-name="normal">
      <style:paragraph-properties fo:margin-left="0.5in" fo:margin-right="0in" fo:margin-top="0in" fo:margin-bottom="0in" loext:contextual-spacing="false" fo:line-height="100%" fo:text-indent="0in" style:auto-text-indent="false"/>
      <style:text-properties officeooo:paragraph-rsid="00246975"/>
    </style:style>
    <style:style style:name="P16"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7" style:family="paragraph" style:parent-style-name="normal">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18"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19" style:family="paragraph" style:parent-style-name="normal">
      <style:paragraph-properties fo:margin-left="0.5in" fo:margin-right="0in" fo:margin-top="0in" fo:margin-bottom="0in" loext:contextual-spacing="false" fo:line-height="100%" fo:text-indent="0in" style:auto-text-indent="false"/>
      <style:text-properties style:font-name="Times New Roman" fo:font-size="10pt" officeooo:paragraph-rsid="00246975" style:font-name-asian="Times New Roman1" style:font-size-asian="10pt" style:font-name-complex="Times New Roman1"/>
    </style:style>
    <style:style style:name="P20"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style>
    <style:style style:name="P21" style:family="paragraph" style:parent-style-name="normal">
      <style:paragraph-properties fo:margin-left="0.5in" fo:margin-right="0in" fo:margin-top="0in" fo:margin-bottom="0in" loext:contextual-spacing="false" fo:text-indent="0in" style:auto-text-indent="false"/>
      <style:text-properties officeooo:paragraph-rsid="00246975"/>
    </style:style>
    <style:style style:name="P22" style:family="paragraph" style:parent-style-name="normal">
      <style:paragraph-properties fo:margin-left="0in" fo:margin-right="0in" fo:margin-top="0in" fo:margin-bottom="0in" loext:contextual-spacing="false" fo:text-indent="0.5in" style:auto-text-indent="false"/>
      <style:text-properties fo:font-size="10pt" style:font-size-asian="10pt" style:font-size-complex="10pt"/>
    </style:style>
    <style:style style:name="P23"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1b932d" style:font-size-asian="10pt" style:font-size-complex="10pt"/>
    </style:style>
    <style:style style:name="P24"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25" style:family="paragraph" style:parent-style-name="normal">
      <style:paragraph-properties fo:margin-left="0in" fo:margin-right="0in" fo:margin-top="0in" fo:margin-bottom="0in" loext:contextual-spacing="false" fo:line-height="100%" fo:text-indent="0.5in" style:auto-text-indent="false"/>
    </style:style>
    <style:style style:name="P26" style:family="paragraph" style:parent-style-name="Heading_20_1">
      <style:paragraph-properties fo:line-height="150%"/>
      <style:text-properties fo:font-size="11pt" fo:font-weight="normal" style:font-size-asian="11pt" style:font-weight-asian="normal"/>
    </style:style>
    <style:style style:name="P27" style:family="paragraph" style:parent-style-name="Heading_20_1">
      <style:paragraph-properties fo:line-height="200%"/>
      <style:text-properties fo:font-size="3pt" fo:font-weight="normal" officeooo:rsid="000d389f" officeooo:paragraph-rsid="000d389f" style:font-size-asian="3pt" style:font-weight-asian="normal" style:font-size-complex="3pt"/>
    </style:style>
    <style:style style:name="P28"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29"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30"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31" style:family="paragraph" style:parent-style-name="normal">
      <style:paragraph-properties fo:margin-left="0in" fo:margin-right="0in" fo:margin-top="0in" fo:margin-bottom="0in" loext:contextual-spacing="false" fo:line-height="100%" fo:text-indent="0in" style:auto-text-indent="false"/>
    </style:style>
    <style:style style:name="P32" style:family="paragraph" style:parent-style-name="normal">
      <style:paragraph-properties fo:margin-left="0in" fo:margin-right="0in" fo:margin-top="0in" fo:margin-bottom="0in" loext:contextual-spacing="false" fo:line-height="100%" fo:text-indent="0in" style:auto-text-indent="false"/>
      <style:text-properties officeooo:paragraph-rsid="002f13c0"/>
    </style:style>
    <style:style style:name="P33"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18722c" style:font-size-asian="10pt" style:font-size-complex="10pt"/>
    </style:style>
    <style:style style:name="P34" style:family="paragraph" style:parent-style-name="Heading_20_1" style:master-page-name="Standard">
      <style:paragraph-properties style:page-number="auto"/>
    </style:style>
    <style:style style:name="P35" style:family="paragraph" style:parent-style-name="normal">
      <style:paragraph-properties fo:margin-top="0in" fo:margin-bottom="0in" loext:contextual-spacing="false" fo:line-height="100%"/>
      <style:text-properties style:font-name="Times New Roman" fo:font-size="10pt" officeooo:rsid="0030a780" officeooo:paragraph-rsid="0030a780" style:font-name-asian="Times New Roman1" style:font-size-asian="10pt" style:font-name-complex="Times New Roman1" style:font-size-complex="10pt"/>
    </style:style>
    <style:style style:name="P36" style:family="paragraph" style:parent-style-name="normal">
      <style:paragraph-properties fo:margin-top="0in" fo:margin-bottom="0in" loext:contextual-spacing="false" fo:line-height="100%"/>
      <style:text-properties style:font-name="Times New Roman" fo:font-size="10pt" officeooo:rsid="001cd417" officeooo:paragraph-rsid="0029832f" style:font-name-asian="Times New Roman1" style:font-size-asian="10pt" style:font-name-complex="Times New Roman1" style:font-size-complex="10pt"/>
    </style:style>
    <style:style style:name="P37"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T1" style:family="text">
      <style:text-properties fo:font-size="11pt" fo:font-weight="normal" style:font-size-asian="11pt" style:font-weight-asian="normal"/>
    </style:style>
    <style:style style:name="T2" style:family="text">
      <style:text-properties fo:font-size="11pt" fo:font-weight="normal" officeooo:rsid="002f6e77" style:font-size-asian="11pt" style:font-weight-asian="normal"/>
    </style:style>
    <style:style style:name="T3" style:family="text">
      <style:text-properties fo:font-size="14pt" style:font-size-asian="14pt"/>
    </style:style>
    <style:style style:name="T4" style:family="text">
      <style:text-properties style:font-name="Times New Roman" fo:font-size="12pt" fo:font-weight="bold" style:font-name-asian="Times New Roman1" style:font-size-asian="12pt" style:font-weight-asian="bold" style:font-name-complex="Times New Roman1"/>
    </style:style>
    <style:style style:name="T5" style:family="text">
      <style:text-properties style:font-name="Times New Roman" fo:font-size="12pt" fo:font-weight="bold" style:font-name-asian="Times New Roman1" style:font-size-asian="12pt" style:font-weight-asian="bold" style:font-name-complex="Times New Roman1" style:font-size-complex="10.5pt"/>
    </style:style>
    <style:style style:name="T6" style:family="text">
      <style:text-properties style:font-name="Times New Roman" fo:font-size="12pt" fo:font-style="italic" style:font-name-asian="Times New Roman1" style:font-size-asian="12pt" style:font-style-asian="italic" style:font-name-complex="Times New Roman1"/>
    </style:style>
    <style:style style:name="T7" style:family="text">
      <style:text-properties style:font-name="Times New Roman" fo:font-size="10pt" style:font-name-asian="Times New Roman1" style:font-size-asian="10pt" style:font-name-complex="Times New Roman1"/>
    </style:style>
    <style:style style:name="T8" style:family="text">
      <style:text-properties style:font-name="Times New Roman" fo:font-size="10pt" officeooo:rsid="000fc3a0" style:font-name-asian="Times New Roman1" style:font-size-asian="10pt" style:font-name-complex="Times New Roman1"/>
    </style:style>
    <style:style style:name="T9" style:family="text">
      <style:text-properties style:font-name="Times New Roman" fo:font-size="10pt" officeooo:rsid="001109a4" style:font-name-asian="Times New Roman1" style:font-size-asian="10pt" style:font-name-complex="Times New Roman1"/>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officeooo:rsid="0018d899" style:font-name-asian="Times New Roman1" style:font-size-asian="10pt" style:font-name-complex="Times New Roman1"/>
    </style:style>
    <style:style style:name="T12" style:family="text">
      <style:text-properties style:font-name="Times New Roman" fo:font-size="10pt" officeooo:rsid="001cd417" style:font-name-asian="Times New Roman1" style:font-size-asian="10pt" style:font-name-complex="Times New Roman1"/>
    </style:style>
    <style:style style:name="T13" style:family="text">
      <style:text-properties style:font-name="Times New Roman" fo:font-size="10pt" officeooo:rsid="0026b3c3" style:font-name-asian="Times New Roman1" style:font-size-asian="10pt" style:font-name-complex="Times New Roman1"/>
    </style:style>
    <style:style style:name="T14" style:family="text">
      <style:text-properties style:font-name="Times New Roman" fo:font-size="10pt" officeooo:rsid="002ce369" style:font-name-asian="Times New Roman1" style:font-size-asian="10pt" style:font-name-complex="Times New Roman1"/>
    </style:style>
    <style:style style:name="T15" style:family="text">
      <style:text-properties style:font-name="Times New Roman" fo:font-size="10pt" fo:font-style="italic" style:font-name-asian="Times New Roman1" style:font-size-asian="10pt" style:font-style-asian="italic" style:font-name-complex="Times New Roman1"/>
    </style:style>
    <style:style style:name="T16" style:family="text">
      <style:text-properties style:font-name="Times New Roman" fo:font-size="10pt" fo:font-weight="bold" style:font-name-asian="Times New Roman1" style:font-size-asian="10pt" style:font-weight-asian="bold" style:font-name-complex="Times New Roman1"/>
    </style:style>
    <style:style style:name="T17" style:family="text">
      <style:text-properties style:font-name="Times New Roman" fo:font-size="10pt" fo:font-weight="bold" style:font-name-asian="Times New Roman1" style:font-size-asian="10pt" style:font-weight-asian="bold" style:font-name-complex="Times New Roman1" style:font-size-complex="10pt"/>
    </style:style>
    <style:style style:name="T18" style:family="text">
      <style:text-properties style:font-name="Times New Roman" fo:font-size="10pt" fo:font-weight="normal" style:font-name-asian="Times New Roman1" style:font-size-asian="10pt" style:font-weight-asian="normal" style:font-name-complex="Times New Roman1" style:font-weight-complex="normal"/>
    </style:style>
    <style:style style:name="T19" style:family="text">
      <style:text-properties style:font-name="Times New Roman" fo:font-weight="bold" style:font-name-asian="Times New Roman1" style:font-weight-asian="bold" style:font-name-complex="Times New Roman1"/>
    </style:style>
    <style:style style:name="T20" style:family="text">
      <style:text-properties style:font-name="Times New Roman" style:font-name-asian="Times New Roman1" style:font-name-complex="Times New Roman1"/>
    </style:style>
    <style:style style:name="T21" style:family="text">
      <style:text-properties style:font-name="Times New Roman" officeooo:rsid="00136941" style:font-name-asian="Times New Roman1" style:font-name-complex="Times New Roman1"/>
    </style:style>
    <style:style style:name="T22" style:family="text">
      <style:text-properties style:font-name="Times New Roman" officeooo:rsid="0013cec9" style:font-name-asian="Times New Roman1" style:font-name-complex="Times New Roman1"/>
    </style:style>
    <style:style style:name="T23" style:family="text">
      <style:text-properties style:font-name="Times New Roman" officeooo:rsid="0014baf2" style:font-name-asian="Times New Roman1" style:font-name-complex="Times New Roman1"/>
    </style:style>
    <style:style style:name="T24" style:family="text">
      <style:text-properties style:font-name="Times New Roman" officeooo:rsid="00174d83" style:font-name-asian="Times New Roman1" style:font-name-complex="Times New Roman1"/>
    </style:style>
    <style:style style:name="T25" style:family="text">
      <style:text-properties style:font-name="Times New Roman" officeooo:rsid="0019ec37" style:font-name-asian="Times New Roman1" style:font-name-complex="Times New Roman1"/>
    </style:style>
    <style:style style:name="T26" style:family="text">
      <style:text-properties style:font-name="Times New Roman" officeooo:rsid="001ab29c" style:font-name-asian="Times New Roman1" style:font-name-complex="Times New Roman1"/>
    </style:style>
    <style:style style:name="T27" style:family="text">
      <style:text-properties style:font-name="Times New Roman" officeooo:rsid="001ac810" style:font-name-asian="Times New Roman1" style:font-name-complex="Times New Roman1"/>
    </style:style>
    <style:style style:name="T28" style:family="text">
      <style:text-properties style:font-name="Times New Roman" officeooo:rsid="001cd417" style:font-name-asian="Times New Roman1" style:font-name-complex="Times New Roman1"/>
    </style:style>
    <style:style style:name="T29" style:family="text">
      <style:text-properties style:font-name="Times New Roman" officeooo:rsid="001e5a69" style:font-name-asian="Times New Roman1" style:font-name-complex="Times New Roman1"/>
    </style:style>
    <style:style style:name="T30" style:family="text">
      <style:text-properties style:font-name="Times New Roman" officeooo:rsid="00246975" style:font-name-asian="Times New Roman1" style:font-name-complex="Times New Roman1"/>
    </style:style>
    <style:style style:name="T31" style:family="text">
      <style:text-properties style:font-name="Times New Roman" officeooo:rsid="0024e168" style:font-name-asian="Times New Roman1" style:font-name-complex="Times New Roman1"/>
    </style:style>
    <style:style style:name="T32" style:family="text">
      <style:text-properties style:font-name="Times New Roman" officeooo:rsid="00256b17" style:font-name-asian="Times New Roman1" style:font-name-complex="Times New Roman1"/>
    </style:style>
    <style:style style:name="T33" style:family="text">
      <style:text-properties style:font-name="Times New Roman" officeooo:rsid="0026dbff" style:font-name-asian="Times New Roman1" style:font-name-complex="Times New Roman1"/>
    </style:style>
    <style:style style:name="T34" style:family="text">
      <style:text-properties style:font-name="Times New Roman" officeooo:rsid="0028147d" style:font-name-asian="Times New Roman1" style:font-name-complex="Times New Roman1"/>
    </style:style>
    <style:style style:name="T35" style:family="text">
      <style:text-properties style:font-name="Times New Roman" officeooo:rsid="0030a780" style:font-name-asian="Times New Roman1" style:font-name-complex="Times New Roman1"/>
    </style:style>
    <style:style style:name="T36" style:family="text">
      <style:text-properties style:font-name="Times New Roman" officeooo:rsid="00325c4e" style:font-name-asian="Times New Roman1" style:font-name-complex="Times New Roman1"/>
    </style:style>
    <style:style style:name="T37" style:family="text">
      <style:text-properties style:font-name="Times New Roman" fo:font-style="italic" style:font-name-asian="Times New Roman1" style:font-style-asian="italic" style:font-name-complex="Times New Roman1"/>
    </style:style>
    <style:style style:name="T38" style:family="text">
      <style:text-properties style:font-name="Times New Roman" fo:font-style="italic" style:font-name-asian="Times New Roman1" style:font-style-asian="italic" style:font-name-complex="Times New Roman1" style:font-style-complex="italic"/>
    </style:style>
    <style:style style:name="T39" style:family="text">
      <style:text-properties style:font-name="Times New Roman" fo:font-style="italic" officeooo:rsid="0018d899" style:font-name-asian="Times New Roman1" style:font-style-asian="italic" style:font-name-complex="Times New Roman1" style:font-style-complex="italic"/>
    </style:style>
    <style:style style:name="T40" style:family="text">
      <style:text-properties style:font-name="Times New Roman" fo:font-style="italic" officeooo:rsid="001b932d" style:font-name-asian="Times New Roman1" style:font-style-asian="italic" style:font-name-complex="Times New Roman1" style:font-style-complex="italic"/>
    </style:style>
    <style:style style:name="T41" style:family="text">
      <style:text-properties style:font-name="Times New Roman" fo:font-size="10.5pt" fo:font-weight="bold" style:font-name-asian="Times New Roman1" style:font-size-asian="10.5pt" style:font-weight-asian="bold" style:font-name-complex="Times New Roman1" style:font-size-complex="10.5pt"/>
    </style:style>
    <style:style style:name="T42" style:family="text">
      <style:text-properties style:font-name="Times New Roman" fo:font-size="10.5pt" fo:font-weight="bold" officeooo:rsid="000fc3a0" style:font-name-asian="Times New Roman1" style:font-size-asian="10.5pt" style:font-weight-asian="bold" style:font-name-complex="Times New Roman1" style:font-size-complex="10.5pt"/>
    </style:style>
    <style:style style:name="T43" style:family="text">
      <style:text-properties style:font-name="Times New Roman" fo:font-size="10.5pt" fo:font-weight="bold" officeooo:rsid="0012f2d9" style:font-name-asian="Times New Roman1" style:font-size-asian="10.5pt" style:font-weight-asian="bold" style:font-name-complex="Times New Roman1" style:font-size-complex="10.5pt"/>
    </style:style>
    <style:style style:name="T44" style:family="text">
      <style:text-properties style:font-name="Times New Roman" fo:font-size="10.5pt" fo:font-weight="bold" officeooo:rsid="00167b77" style:font-name-asian="Times New Roman1" style:font-size-asian="10.5pt" style:font-weight-asian="bold" style:font-name-complex="Times New Roman1" style:font-size-complex="10.5pt"/>
    </style:style>
    <style:style style:name="T45" style:family="text">
      <style:text-properties style:font-name="Times New Roman" fo:font-size="10.5pt" fo:font-weight="bold" officeooo:rsid="001b932d" style:font-name-asian="Times New Roman1" style:font-size-asian="10.5pt" style:font-weight-asian="bold" style:font-name-complex="Times New Roman1" style:font-size-complex="10.5pt"/>
    </style:style>
    <style:style style:name="T46" style:family="text">
      <style:text-properties style:font-name="Times New Roman" fo:font-size="10.5pt" fo:font-weight="bold" officeooo:rsid="001cd417" style:font-name-asian="Times New Roman1" style:font-size-asian="10.5pt" style:font-weight-asian="bold" style:font-name-complex="Times New Roman1" style:font-size-complex="10.5pt"/>
    </style:style>
    <style:style style:name="T47" style:family="text">
      <style:text-properties style:font-name="Times New Roman" fo:font-size="10.5pt" fo:font-weight="bold" officeooo:rsid="002031e1" style:font-name-asian="Times New Roman1" style:font-size-asian="10.5pt" style:font-weight-asian="bold" style:font-name-complex="Times New Roman1" style:font-size-complex="10.5pt"/>
    </style:style>
    <style:style style:name="T48" style:family="text">
      <style:text-properties style:font-name="Times New Roman" fo:font-size="10.5pt" fo:font-weight="bold" officeooo:rsid="00217ec3" style:font-name-asian="Times New Roman1" style:font-size-asian="10.5pt" style:font-weight-asian="bold" style:font-name-complex="Times New Roman1" style:font-size-complex="10.5pt"/>
    </style:style>
    <style:style style:name="T49" style:family="text">
      <style:text-properties style:font-name="Times New Roman" fo:font-size="10.5pt" fo:font-weight="bold" officeooo:rsid="0023082a" style:font-name-asian="Times New Roman1" style:font-size-asian="10.5pt" style:font-weight-asian="bold" style:font-name-complex="Times New Roman1" style:font-size-complex="10.5pt"/>
    </style:style>
    <style:style style:name="T50" style:family="text">
      <style:text-properties style:font-name="Times New Roman" fo:font-size="10.5pt" fo:font-weight="bold" officeooo:rsid="00246975" style:font-name-asian="Times New Roman1" style:font-size-asian="10.5pt" style:font-weight-asian="bold" style:font-name-complex="Times New Roman1" style:font-size-complex="10.5pt"/>
    </style:style>
    <style:style style:name="T51" style:family="text">
      <style:text-properties style:font-name="Times New Roman" fo:font-size="10.5pt" fo:font-weight="bold" officeooo:rsid="00256b17" style:font-name-asian="Times New Roman1" style:font-size-asian="10.5pt" style:font-weight-asian="bold" style:font-name-complex="Times New Roman1" style:font-size-complex="10.5pt"/>
    </style:style>
    <style:style style:name="T52" style:family="text">
      <style:text-properties style:font-name="Times New Roman" fo:font-size="10.5pt" fo:font-weight="bold" officeooo:rsid="0026b3c3" style:font-name-asian="Times New Roman1" style:font-size-asian="10.5pt" style:font-weight-asian="bold" style:font-name-complex="Times New Roman1" style:font-size-complex="10.5pt"/>
    </style:style>
    <style:style style:name="T53" style:family="text">
      <style:text-properties style:font-name="Times New Roman" fo:font-size="10.5pt" fo:font-weight="bold" officeooo:rsid="0029832f" style:font-name-asian="Times New Roman1" style:font-size-asian="10.5pt" style:font-weight-asian="bold" style:font-name-complex="Times New Roman1" style:font-size-complex="10.5pt"/>
    </style:style>
    <style:style style:name="T54" style:family="text">
      <style:text-properties style:font-name="Times New Roman" fo:font-size="10.5pt" fo:font-weight="bold" officeooo:rsid="002e5459" style:font-name-asian="Times New Roman1" style:font-size-asian="10.5pt" style:font-weight-asian="bold" style:font-name-complex="Times New Roman1" style:font-size-complex="10.5pt"/>
    </style:style>
    <style:style style:name="T55" style:family="text">
      <style:text-properties style:font-size-complex="10pt"/>
    </style:style>
    <style:style style:name="T56" style:family="text">
      <style:text-properties officeooo:rsid="00256b17"/>
    </style:style>
    <style:style style:name="T57" style:family="text">
      <style:text-properties officeooo:rsid="0028147d"/>
    </style:style>
    <style:style style:name="T58" style:family="text">
      <style:text-properties officeooo:rsid="0029832f"/>
    </style:style>
    <style:style style:name="T59" style:family="text">
      <style:text-properties officeooo:rsid="002b8300"/>
    </style:style>
    <style:style style:name="T60" style:family="text">
      <style:text-properties officeooo:rsid="002ce3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span text:style-name="T1">(626) 475-6283</text:span><text:span text:style-name="T3"> <text:s text:c="30"/>Nathanial Hapeman <text:s text:c="13"/></text:span><text:span text:style-name="T1"><text:s text:c="16"/></text:span><text:span text:style-name="T2">Los Angeles</text:span><text:span text:style-name="T1">, CA</text:span></text:h>
      <text:h text:style-name="P26" text:outline-level="1">Portfolio: nhapeman.com <text:s text:c="78"/>Email: <text:s/><text:span text:style-name="T57">n</text:span>hapeman@gmail.com</text:h>
      <text:h text:style-name="P27" text:outline-level="1">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h>
      <text:p text:style-name="P8">Education</text:p>
      <text:p text:style-name="P2"><text:span text:style-name="T5"><text:tab/></text:span><text:span text:style-name="T41">University of California, Riverside </text:span><text:span text:style-name="T10"><text:s text:c="2"/></text:span><text:span text:style-name="T7"><text:s text:c="72"/></text:span><text:span text:style-name="T15">Sept 2008 - Dec 2013</text:span><text:span text:style-name="T20"> <text:s text:c="8"/></text:span><text:span text:style-name="T15"><text:s text:c="102"/></text:span><text:span text:style-name="T37"><text:s text:c="7"/></text:span><text:span text:style-name="T6"><text:s text:c="34"/><text:tab/> <text:s text:c="4"/></text:span><text:span text:style-name="T7">Bachelor of Science, Mechanical Engineering <text:s text:c="76"/></text:span><text:span text:style-name="T15">GPA 3.14</text:span></text:p>
      <text:p text:style-name="P31"><text:span text:style-name="T7"><text:tab/> <text:s text:c="5"/>Minor, Computer Science <text:s text:c="24"/></text:span><text:span text:style-name="T15"><text:s text:c="18"/></text:span><text:span text:style-name="T7"><text:s text:c="11"/></text:span><text:span text:style-name="T15"><text:s text:c="55"/>GPA 3.63</text:span></text:p>
      <text:p text:style-name="P9">Professional Experience</text:p>
      <text:p text:style-name="P33"><text:span text:style-name="T48"><text:tab/></text:span><text:span text:style-name="T49">Geospatial</text:span><text:span text:style-name="T48"> </text:span><text:span text:style-name="T50">Game</text:span><text:span text:style-name="T44"> Development, </text:span><text:span text:style-name="T41">Applied </text:span><text:span text:style-name="T42">Inven</text:span><text:span text:style-name="T47">tion <text:s text:c="12"/></text:span><text:span text:style-name="T41"><text:s text:c="17"/></text:span><text:span text:style-name="T20"><text:s text:c="21"/></text:span><text:span text:style-name="T30">J</text:span><text:span text:style-name="T39">une</text:span><text:span text:style-name="T38"> 2014-Present</text:span></text:p>
      <text:p text:style-name="P5"><text:span text:style-name="T24"><text:s/><text:tab/> <text:s text:c="5"/></text:span><text:span text:style-name="T30">c++ </text:span><text:span text:style-name="T31">e</text:span><text:span text:style-name="T30">ngine runs on top of Panda3D and </text:span><text:span text:style-name="T31">uses</text:span><text:span text:style-name="T30"> a </text:span><text:span text:style-name="T31">R</text:span><text:span text:style-name="T30">edhat </text:span><text:span text:style-name="T31">M</text:span><text:span text:style-name="T30">apserver for </text:span><text:span text:style-name="T31">high-res</text:span><text:span text:style-name="T30"> terrain imagery</text:span></text:p>
      <text:p text:style-name="P5"><text:span text:style-name="T24"><text:tab/> <text:s text:c="5"/>Maintaining </text:span><text:span text:style-name="T26">and assembling</text:span><text:span text:style-name="T24"> </text:span><text:span text:style-name="T21">Redhat Mapserver</text:span><text:span text:style-name="T25">s</text:span><text:span text:style-name="T21">,</text:span><text:span text:style-name="T24"> creat</text:span><text:span text:style-name="T27">ing</text:span><text:span text:style-name="T24"> customized Redhat isos</text:span></text:p>
      <text:p text:style-name="P4"><text:span text:style-name="T24"><text:tab/> <text:s text:c="5"/>Developed a file system diagnostics website </text:span><text:span text:style-name="T21">for </text:span><text:span text:style-name="T34">Redhat</text:span><text:span text:style-name="T21"> Mapserver</text:span></text:p>
      <text:p text:style-name="P4"><text:span text:style-name="T23"><text:tab/> <text:s text:c="5"/></text:span><text:span text:style-name="T32">Modified terrain system and UI to allow users to switch terrain layers dynamically</text:span></text:p>
      <text:p text:style-name="P4"><text:span text:style-name="T24"><text:s/><text:tab/> <text:s text:c="5"/></text:span><text:span text:style-name="T31">Rewrote water shader to fix z-fighting and to </text:span><text:span text:style-name="T32">incorporate</text:span><text:span text:style-name="T31"> bathymethry data</text:span></text:p>
      <text:p text:style-name="P6"><text:span text:style-name="T22"><text:tab/> <text:s text:c="5"/></text:span><text:span text:style-name="T23">Built a hotkey menu system that allows users to customize and define new hotkeys</text:span></text:p>
      <text:p text:style-name="P6"><text:span text:style-name="T23"><text:tab/> <text:s text:c="5"/></text:span><text:span text:style-name="T35">Added numerous algorithms like </text:span><text:span text:style-name="T36">a </text:span><text:span text:style-name="T35">semi-realistic radar detection </text:span><text:span text:style-name="T36">or a 3D network visualizer</text:span></text:p>
      <text:p text:style-name="P35"><text:s text:c="20"/>Adding an eye tracking system to engine and implemeted Kalman filter to smooth user eye data</text:p>
      <text:p text:style-name="P6"><text:span text:style-name="T23"><text:tab/> <text:s text:c="5"/></text:span><text:span text:style-name="T33">Rapid gui development using HTML, CSS, jQuery, Sass and Grunt for JS task running</text:span><text:span text:style-name="T23"> <text:s text:c="7"/></text:span></text:p>
      <text:p text:style-name="P11"><text:s text:c="5"/><text:tab/> <text:s text:c="5"/><text:span text:style-name="T56">Other things such as c</text:span>reat<text:span text:style-name="T57">ing</text:span> camera classes, diagnostic tools, AutoHotKey scripts, <text:span text:style-name="T57">demos</text:span></text:p>
      <text:p text:style-name="P23"><text:span text:style-name="T52">Part-time</text:span><text:span text:style-name="T51"> </text:span><text:span text:style-name="T45">Full Stack/ </text:span><text:span text:style-name="T53">Python Developer</text:span><text:span text:style-name="T46">, FrackOptima</text:span><text:span text:style-name="T41"> <text:s text:c="7"/></text:span><text:span text:style-name="T20"><text:s text:c="26"/></text:span><text:span text:style-name="T29"><text:s text:c="10"/></text:span><text:span text:style-name="T28"><text:s/></text:span><text:span text:style-name="T40">May</text:span><text:span text:style-name="T38"> 201</text:span><text:span text:style-name="T40">6</text:span><text:span text:style-name="T38">-Present</text:span></text:p>
      <text:p text:style-name="P36"><text:tab/> <text:s text:c="5"/><text:span text:style-name="T58">Improve company website that uses </text:span>Flask microframework, CSS, jQuery, Jinja2, AWS</text:p>
      <text:p text:style-name="P36"><text:tab/> <text:s text:c="5"/><text:span text:style-name="T59">Restyled entire site and added fields that get populated from aws s3 buckets</text:span></text:p>
      <text:p text:style-name="P12"><text:tab/> <text:s text:c="5"/><text:span text:style-name="T59">Work with fracking software that uses Pyside, a Python binding of the GUI toolkit Qt</text:span></text:p>
      <text:p text:style-name="P28">Personal Projects</text:p>
      <text:p text:style-name="P25"><text:span text:style-name="T41">Web Development (JavaScript, CSS, HTML, </text:span><text:span text:style-name="T43">PHP</text:span><text:span text:style-name="T41">)</text:span></text:p>
      <text:p text:style-name="P3"><text:span text:style-name="T9"><text:tab/> <text:s text:c="5"/></text:span><text:span text:style-name="T12">Developing static website to showcase </text:span><text:span text:style-name="T13">French Bull</text:span><text:span text:style-name="T12">dogs</text:span></text:p>
      <text:p text:style-name="P13"><text:tab/> <text:s text:c="5"/>Built personal portfolio from scratch with custom JavaScript games</text:p>
      <text:p text:style-name="P2"><text:span text:style-name="T19"><text:tab/></text:span><text:span text:style-name="T41">Super Mario Brothers </text:span><text:span text:style-name="T54">Engine</text:span><text:span text:style-name="T41"> (c/c++ and SDL)</text:span></text:p>
      <text:p text:style-name="P10"><text:tab/> <text:s text:c="5"/>Capable of loading, saving, running 60 FPS, changing audio effects</text:p>
      <text:p text:style-name="P30"><text:s text:c="21"/>Uses OO programming, containers, memory management, and Threading</text:p>
      <text:p text:style-name="P24">Desktop Music Player (Java and JavaZoom)</text:p>
      <text:p text:style-name="P29"><text:s text:c="21"/>Designed like iTunes but optimized for playlist management</text:p>
      <text:p text:style-name="P29"><text:s text:c="21"/>Uses multithread synchronization, object serialization, regex filters, swing components</text:p>
      <text:p text:style-name="P22"><text:span text:style-name="T41">Letter Recognition Software (Matlab)</text:span><text:span text:style-name="T19"> </text:span></text:p>
      <text:p text:style-name="P17"><text:s text:c="7"/>Self-guided project not influenced by any other algorithm</text:p>
      <text:p text:style-name="P17"><text:s text:c="7"/>Capable of identifying the letters written in a picture regardless of the font size</text:p>
      <text:p text:style-name="P24">Pacman and Minesweeper Clones (JavaScript)</text:p>
      <text:p text:style-name="P17"><text:s text:c="7"/>Both games use fast algorithms and appropriate data structures for constant lookup time</text:p>
      <text:p text:style-name="P18"><text:s text:c="7"/>Ghost in Pacman use Dijkstra’s algorithm to find shortest path to Pacman</text:p>
      <text:p text:style-name="P24">3D models and simulations (Matlab)</text:p>
      <text:p text:style-name="P18"><text:s text:c="7"/>Awarded top in class for creating a racecar simulation in Matlab</text:p>
      <text:p text:style-name="P18"><text:s text:c="7"/>Developed other models to simulate wind, gravity, jet propulsion, N-body experiments</text:p>
      <text:p text:style-name="P16">iOS Phone Development (Objective-C and Lua)</text:p>
      <text:p text:style-name="P21"><text:span text:style-name="T17"><text:s text:c="7"/></text:span><text:span text:style-name="T7">Built multi-directional shooter using the Corona SDK </text:span><text:span text:style-name="T14">for 48-hour hackaton</text:span></text:p>
      <text:p text:style-name="P20"><text:span text:style-name="T55"><text:s text:c="7"/></text:span>Created a tower defense <text:span text:style-name="T60">game</text:span> using Objective-C</text:p>
      <text:p text:style-name="P7">Skills</text:p>
      <text:p text:style-name="P1"><text:span text:style-name="T4"><text:tab/></text:span><text:span text:style-name="T41">Languages</text:span><text:span text:style-name="T19"> </text:span><text:span text:style-name="T7">(in order of experience)</text:span></text:p>
      <text:p text:style-name="P32"><text:span text:style-name="T10"><text:s text:c="21"/></text:span><text:span text:style-name="T7">c/c++, JavaScript, Python, Java, Bash, </text:span><text:span text:style-name="T11">PHP,</text:span><text:span text:style-name="T7"> Matlab, Objective C, Lua </text:span></text:p>
      <text:p text:style-name="P14"><text:span text:style-name="T41">Sciences</text:span><text:span text:style-name="T16"> </text:span><text:span text:style-name="T18">(in order of experience)</text:span></text:p>
      <text:p text:style-name="P15"><text:span text:style-name="T7"><text:s text:c="7"/></text:span><text:span text:style-name="T8">Algorithms, Statics, Dynamics, </text:span><text:span text:style-name="T7">Graphics, Mechatronics, Thermodynamics, Fluid Mechanics, <text:s/></text:span></text:p>
      <text:p text:style-name="P19"><text:s text:c="7"/>Computer Vision, Machin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style>
    <style:style style:name="Heading_20_3" style:display-name="Heading 3" style:family="paragraph"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style>
    <style:style style:name="Heading_20_4" style:display-name="Heading 4" style:family="paragraph"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style>
    <style:style style:name="Heading_20_5" style:display-name="Heading 5" style:family="paragraph"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normal"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hanial.Hapeman.Resume.doc.docx</dc:title>
    <meta:editing-cycles>16</meta:editing-cycles>
    <meta:print-date>2014-11-08T20:04:00</meta:print-date>
    <meta:creation-date>2014-11-08T20:04:00</meta:creation-date>
    <dc:date>2016-12-25T23:38:18.498038657</dc:date>
    <meta:editing-duration>PT1H19M53S</meta:editing-duration>
    <meta:generator>LibreOffice/5.1.4.2$Linux_X86_64 LibreOffice_project/10m0$Build-2</meta:generator>
    <meta:document-statistic meta:table-count="0" meta:image-count="0" meta:object-count="0" meta:page-count="1" meta:paragraph-count="50" meta:word-count="464" meta:character-count="4270" meta:non-whitespace-character-count="2900"/>
    <meta:user-defined meta:name="AppVersion">14.0000</meta:user-defined>
    <meta:user-defined meta:name="Company">n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